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f66d" officeooo:paragraph-rsid="0001f66d"/>
    </style:style>
    <style:style style:name="P2" style:family="paragraph" style:parent-style-name="Standard" style:list-style-name="L1">
      <style:text-properties officeooo:rsid="0001f66d" officeooo:paragraph-rsid="0001f66d"/>
    </style:style>
    <style:style style:name="P3" style:family="paragraph" style:parent-style-name="Standard">
      <style:text-properties officeooo:rsid="00023309" officeooo:paragraph-rsid="00023309"/>
    </style:style>
    <style:style style:name="P4" style:family="paragraph" style:parent-style-name="Standard" style:list-style-name="L2">
      <style:text-properties officeooo:rsid="00023309" officeooo:paragraph-rsid="00023309"/>
    </style:style>
    <style:style style:name="P5" style:family="paragraph" style:parent-style-name="Standard">
      <style:text-properties officeooo:rsid="00032764" officeooo:paragraph-rsid="00032764"/>
    </style:style>
    <style:style style:name="P6" style:family="paragraph" style:parent-style-name="Standard" style:list-style-name="L3">
      <style:text-properties officeooo:rsid="00032764" officeooo:paragraph-rsid="0003276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NGUAGE ELEMENTS:</text:p>
      <text:p text:style-name="P1"/>
      <text:p text:style-name="P1">1)What is an application?</text:p>
      <text:p text:style-name="P1"/>
      <text:p text:style-name="P1">A class with the modifier public in front of it and containing a public method named main, is an application.</text:p>
      <text:p text:style-name="P1"/>
      <text:p text:style-name="P1">INTERACTIVE INPUT:</text:p>
      <text:p text:style-name="P1"/>
      <text:list xml:id="list3838004258" text:style-name="L1">
        <text:list-item>
          <text:p text:style-name="P2">import java.util.Scanner means to import Scanner class located in the package java.util</text:p>
        </text:list-item>
        <text:list-item>
          <text:p text:style-name="P2">System.in is a predefined object, which inputs single bytes. Sc (i.e, name of the Scanner object/instance of class Scanner) takes the bytes and converts them to a String.</text:p>
        </text:list-item>
      </text:list>
      <text:p text:style-name="P1"/>
      <text:p text:style-name="P3">OPERATORS AND SYMBOLS:</text:p>
      <text:p text:style-name="P3"/>
      <text:list xml:id="list3418184457" text:style-name="L2">
        <text:list-item>
          <text:p text:style-name="P4">Use of reserved words; There are 49 used and 2 unused keywords in Java. Eg: class, public, private, static, void, final, this, char, etc. </text:p>
        </text:list-item>
        <text:list-item>
          <text:p text:style-name="P4">+ can be used for concatenation. = for assignment. </text:p>
        </text:list-item>
        <text:list-item>
          <text:p text:style-name="P4">. (dot) Operator used between instance of class and a class method; a message is sent to the method to apply itself to the class instance or object.</text:p>
        </text:list-item>
        <text:list-item>
          <text:p text:style-name="P4">new operator takes the class name (constructor) and returns an object of the class type.</text:p>
        </text:list-item>
        <text:list-item>
          <text:p text:style-name="P4">Instantiate means to get an instance of class, by the use of new operator.</text:p>
        </text:list-item>
        <text:list-item>
          <text:p text:style-name="P4">Final keyword is used for the declaration of a constant.</text:p>
        </text:list-item>
      </text:list>
      <text:p text:style-name="P3"/>
      <text:p text:style-name="P5">IDENTIFIER:</text:p>
      <text:p text:style-name="P5"/>
      <text:list xml:id="list4059452249" text:style-name="L3">
        <text:list-item>
          <text:p text:style-name="P6">String : A class that is provided by Java that describes a sequence of characters.</text:p>
        </text:list-item>
        <text:list-item>
          <text:p text:style-name="P6">print() : A void method that can be applied to object System.out; tells the object to write the expression that is in parenthesis on the screen.</text:p>
        </text:list-item>
        <text:list-item>
          <text:p text:style-name="P6">println() : Same as print() except it writes in new line.</text:p>
        </text:list-item>
        <text:list-item>
          <text:p text:style-name="P6">java.io : A package containing classes related to input and outputs.</text:p>
        </text:list-item>
        <text:list-item>
          <text:p text:style-name="P6">System.in : A primitive/pre-existing object that represents the standard input window and used to input a single byte; is an argument to Scanner constructor. </text:p>
        </text:list-item>
        <text:list-item>
          <text:p text:style-name="P6">nextLine : <text:s/>A value returning method that can be applied to an object of Scanner class; tells the object to input and return a line of tex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23:10:59.537000000</meta:creation-date>
    <dc:date>2020-03-29T00:20:49.598000000</dc:date>
    <meta:editing-duration>PT31S</meta:editing-duration>
    <meta:editing-cycles>1</meta:editing-cycles>
    <meta:document-statistic meta:table-count="0" meta:image-count="0" meta:object-count="0" meta:page-count="1" meta:paragraph-count="20" meta:word-count="300" meta:character-count="1686" meta:non-whitespace-character-count="1416"/>
    <meta:generator>LibreOffice/6.2.0.3$Windows_X86_64 LibreOffice_project/98c6a8a1c6c7b144ce3cc729e34964b47ce25d62</meta:generator>
  </office:meta>
</office:document-meta>
</file>